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Cache.GenericCache( int capaci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nericCache.getElement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nericCache.capac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enericCache.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Cache.isF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enericCache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